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nlo-Regular" svg:font-family="Menlo-Regular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Menlo-Regular" fo:font-size="11pt" officeooo:paragraph-rsid="001b6009" style:font-size-asian="11pt"/>
    </style:style>
    <style:style style:name="P2" style:family="paragraph" style:parent-style-name="Standard">
      <style:paragraph-properties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Menlo-Regular" fo:font-size="11pt" officeooo:rsid="001b6649" officeooo:paragraph-rsid="001b6009" style:font-size-asian="11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Filebeat playbook YAML</text:p>
      <text:p text:style-name="P1"/>
      <text:p text:style-name="P1"/>
      <text:p text:style-name="P1">---</text:p>
      <text:p text:style-name="P1">- name: installing and launching filebeat</text:p>
      <text:p text:style-name="P1"><text:s text:c="2"/>hosts: webservers</text:p>
      <text:p text:style-name="P1"><text:s text:c="2"/>become: yes</text:p>
      <text:p text:style-name="P1"><text:s text:c="2"/>tasks:</text:p>
      <text:p text:style-name="P1"/>
      <text:p text:style-name="P1"><text:s text:c="2"/>- name: download filebeat deb</text:p>
      <text:p text:style-name="P1"><text:s text:c="4"/>command: curl -L -O https://artifacts.elastic.co/downloads/beats/filebeat/filebeat-7.4.0-amd64.deb</text:p>
      <text:p text:style-name="P1"/>
      <text:p text:style-name="P1"><text:s text:c="2"/>- name: install filebeat deb</text:p>
      <text:p text:style-name="P1"><text:s text:c="4"/>command: dpkg -i filebeat-7.4.0-amd64.deb</text:p>
      <text:p text:style-name="P1"/>
      <text:p text:style-name="P1"><text:s text:c="2"/>- name: drop in filebeat.yml</text:p>
      <text:p text:style-name="P1"><text:s text:c="4"/>copy:</text:p>
      <text:p text:style-name="P1"><text:s text:c="6"/>src: /etc/ansible/files/filebeat-config.yml</text:p>
      <text:p text:style-name="P1"><text:s text:c="6"/>dest: /etc/filebeat/filebeat.yml</text:p>
      <text:p text:style-name="P1"/>
      <text:p text:style-name="P1"><text:s text:c="2"/>- name: enable and configure system module</text:p>
      <text:p text:style-name="P1"><text:s text:c="4"/>command: filebeat modules enable system</text:p>
      <text:p text:style-name="P1"/>
      <text:p text:style-name="P1"><text:s text:c="2"/>- name: setup filebeat</text:p>
      <text:p text:style-name="P1"><text:s text:c="4"/>command: filebeat setup</text:p>
      <text:p text:style-name="P1"/>
      <text:p text:style-name="P1"><text:s text:c="2"/>- name: start filebeat service</text:p>
      <text:p text:style-name="P1"><text:s text:c="4"/>command: service filebeat start</text:p>
      <text:p text:style-name="P1"/>
      <text:p text:style-name="P1"><text:s text:c="2"/>- name: enable service filebeat on boot</text:p>
      <text:p text:style-name="P1"><text:s text:c="4"/>systemd:</text:p>
      <text:p text:style-name="P1"><text:s text:c="6"/>name: filebeat</text:p>
      <text:p text:style-name="P1"><text:s text:c="6"/>enabled: yes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nlo-Regular" svg:font-family="Menlo-Regular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 Unicode MS1" style:font-family-complex="'Arial Unicode MS'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3-28T16:37:14.298360832</meta:creation-date>
    <dc:date>2022-03-28T16:38:13.565196396</dc:date>
    <meta:editing-duration>PT59S</meta:editing-duration>
    <meta:editing-cycles>1</meta:editing-cycles>
    <meta:generator>LibreOffice/7.2.5.2$MacOSX_X86_64 LibreOffice_project/499f9727c189e6ef3471021d6132d4c694f357e5</meta:generator>
    <meta:document-statistic meta:table-count="0" meta:image-count="0" meta:object-count="0" meta:page-count="1" meta:paragraph-count="24" meta:word-count="84" meta:character-count="736" meta:non-whitespace-character-count="604"/>
  </office:meta>
</office:document-meta>
</file>